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style:punctuation-wrap="hanging" style:line-break="strict"/>
      <style:text-properties fo:font-size="36pt" style:font-size-asian="36pt" style:font-size-complex="36pt"/>
    </style:style>
    <style:style style:name="P2" style:family="paragraph">
      <style:paragraph-properties fo:line-height="90%" style:punctuation-wrap="hanging" style:line-break="strict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line-height="100%" style:punctuation-wrap="hanging" style:line-break="strict"/>
      <style:text-properties fo:font-size="36pt" style:font-size-asian="36pt" style:font-size-complex="36pt"/>
    </style:style>
    <style:style style:name="T1" style:family="text">
      <style:text-properties fo:color="#ffffff" style:font-name="Verdana1" fo:font-size="36pt" fo:language="en" fo:country="AU" style:font-name-asian="DejaVu Sans1" style:font-size-asian="36pt" style:font-name-complex="DejaVu Sans1" style:font-size-complex="36pt"/>
    </style:style>
    <style:style style:name="T2" style:family="text">
      <style:text-properties fo:color="#ffffff" fo:font-size="36pt" fo:language="en" fo:country="AU" style:font-name-asian="DejaVu Sans1" style:font-size-asian="36pt" style:font-name-complex="DejaVu Sans1" style:font-size-complex="36pt"/>
    </style:style>
    <style:style style:name="T3" style:family="text">
      <style:text-properties fo:color="#ffffff" style:font-name="Verdana1" fo:font-size="36pt" fo:language="en" fo:country="US" style:font-name-asian="DejaVu Sans1" style:font-size-asian="36pt" style:font-name-complex="DejaVu Sans1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I will call upon the Lord</text:p>
          </draw:text-box>
        </draw:frame>
        <draw:frame presentation:style-name="pr2" draw:text-style-name="P3" draw:layer="layout" svg:width="28cm" svg:height="15.6cm" svg:x="0cm" svg:y="5.2cm" presentation:class="outline">
          <draw:text-box>
            <text:p text:style-name="P1"><text:span text:style-name="T1">I will call upon the Lord,</text:span></text:p>
            <text:p text:style-name="P1"><text:span text:style-name="T2">Who is worthy to be praised,</text:span></text:p>
            <text:p text:style-name="P1"><text:span text:style-name="T2">So shall I be free from my enemies,</text:span></text:p>
            <text:p text:style-name="P1"><text:span text:style-name="T2">I will call upon the Lord.</text:span></text:p>
            <text:list text:style-name="L2">
              <text:list-header>
                <text:p text:style-name="P2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text-style-name="P3" draw:layer="layout" svg:width="28cm" svg:height="15.6cm" svg:x="0cm" svg:y="5.2cm" presentation:class="outline">
          <draw:text-box>
            <text:p text:style-name="P4"><text:span text:style-name="T3">The Lord liveth</text:span></text:p>
            <text:p text:style-name="P4"><text:span text:style-name="T3">And blessed be the rock. </text:span></text:p>
            <text:p text:style-name="P4"><text:span text:style-name="T3">Let the god of my salvation be exalte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text-style-name="P3" draw:layer="layout" svg:width="28cm" svg:height="15.6cm" svg:x="0cm" svg:y="5.2cm" presentation:class="outline">
          <draw:text-box>
            <text:p text:style-name="P1"><text:span text:style-name="T1">I will call upon the Lord,</text:span></text:p>
            <text:p text:style-name="P1"><text:span text:style-name="T2">Who is worthy to be praised,</text:span></text:p>
            <text:p text:style-name="P1"><text:span text:style-name="T2">So shall I be free from my enemies,</text:span></text:p>
            <text:p text:style-name="P1"><text:span text:style-name="T2">I will call upon the Lord.</text:span></text:p>
            <text:list text:style-name="L2">
              <text:list-header>
                <text:p text:style-name="P2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4-06-28T15:00:04.272652998</dc:date>
    <dc:creator>irvy </dc:creator>
    <meta:editing-duration>PT1H54M18S</meta:editing-duration>
    <meta:editing-cycles>28</meta:editing-cycles>
    <meta:generator>LibreOffice/4.2.4.2$Linux_X86_64 LibreOffice_project/420m0$Build-2</meta:generator>
    <meta:document-statistic meta:object-count="38"/>
  </office:meta>
</office:document-meta>
</file>